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fd8d" officeooo:paragraph-rsid="0021fd8d"/>
    </style:style>
    <style:style style:name="P2" style:family="paragraph" style:parent-style-name="Text_20_body">
      <style:paragraph-properties fo:text-align="start" style:justify-single-word="false"/>
      <style:text-properties officeooo:paragraph-rsid="0021fd8d"/>
    </style:style>
    <style:style style:name="T1" style:family="text">
      <style:text-properties officeooo:rsid="0021f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illow Farm</text:h>
      <text:p text:style-name="P2">If you go down to Willow Farm, to look for butterflies, flutterbyes, gutterflies</text:p>
      <text:p text:style-name="P2">Open your eyes, it's full of surprise, everyone lies, like the fox on the rocks, and the musical box.</text:p>
      <text:p text:style-name="P2">Oh, there's Mum &amp; Dad, and good and bad, and everyone's happy to be here.</text:p>
      <text:p text:style-name="P2"/>
      <text:p text:style-name="P2">There's Winston Churchill dressed in drag, he used to be a British flag, plastic bag, what a drag.</text:p>
      <text:p text:style-name="P2">The frog was a prince, the prince was a brick, the brick was an egg, the egg was a bird.</text:p>
      <text:p text:style-name="P2">(Fly away you sweet little thing, they're hard on your tail)</text:p>
      <text:p text:style-name="P2">Hadn't you heard?</text:p>
      <text:p text:style-name="P2">(They're going to change you into a human being!)</text:p>
      <text:p text:style-name="P2">Yes, we're happy as fish and gorgeous as geese, and wonderfully clean in the morning.</text:p>
      <text:p text:style-name="P2"/>
      <text:p text:style-name="P2">We've got everything, we're growing everything,</text:p>
      <text:p text:style-name="P2">We've got some in, We've got some out, We've got some wild things floating about</text:p>
      <text:p text:style-name="P2">Everyone, we're changing everyone, you name them all, We've had them here,</text:p>
      <text:p text:style-name="P2">And the real stars are still to appear.</text:p>
      <text:p text:style-name="P2"/>
      <text:p text:style-name="P2">ALL CHANGE!</text:p>
      <text:p text:style-name="P2">Feel your body melt;, Mum to mud to mad to dad, Dad diddley office, Dad diddley office,</text:p>
      <text:p text:style-name="P2">You're all full of ball.</text:p>
      <text:p text:style-name="P2"/>
      <text:p text:style-name="P2">Dad to dam to dum to mum, Mum diddley washing, Mum diddley washing,</text:p>
      <text:p text:style-name="P2">You're all full of ball.</text:p>
      <text:p text:style-name="P2"/>
      <text:p text:style-name="P2">Let me hear you lies, we're living this up to the eyes. Ooee-ooee-ooee-oowaa, </text:p>
      <text:p text:style-name="P2">Momma I want you now.</text:p>
      <text:p text:style-name="P2"/>
      <text:p text:style-name="P2">And as you listen to my voice, To look for hidden doors, tidy floors, more applause.</text:p>
      <text:p text:style-name="P2">You've been here all the time, <text:span text:style-name="T1">l</text:span>ike it or not, like what you got, You're under the soil </text:p>
      <text:p text:style-name="P2">Yes, deep in the soil (the soil, the soil, the soil, the soil!).</text:p>
      <text:p text:style-name="P2">So we'll end with a whistle and end with a bang, and all of us fit in our plac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0783in" fo:margin-bottom="0.0783in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5:11:57.659862792</meta:creation-date>
    <dc:title>SongSheet</dc:title>
    <meta:editing-cycles>2</meta:editing-cycles>
    <meta:generator>LibreOffice/25.2.6.2$Linux_X86_64 LibreOffice_project/40d1a0e1d5bdf1afaeae24d9ece32bbb00fa66a4</meta:generator>
    <meta:editing-duration>PT11M9S</meta:editing-duration>
    <dc:date>2025-09-29T15:23:03.850830694</dc:date>
    <meta:document-statistic meta:table-count="0" meta:image-count="0" meta:object-count="0" meta:page-count="1" meta:paragraph-count="25" meta:word-count="292" meta:character-count="1531" meta:non-whitespace-character-count="1262"/>
    <meta:template xlink:type="simple" xlink:actuate="onRequest" xlink:title="SongSheet" xlink:href="../../../../snap/libreoffice/358/.config/libreoffice/4/user/template/SongSheet.ott" meta:date="2025-09-29T15:11:54.690122900"/>
  </office:meta>
</office:document-meta>
</file>